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fo:font-weight="bold" style:font-name-asian="Lucida Console" style:font-size-asian="9pt" style:font-weight-asian="bold" style:font-name-complex="Lucida Console" style:font-size-complex="9pt" style:font-weight-complex="bold"/>
    </style:style>
    <style:style style:name="P3" style:family="paragraph" style:parent-style-name="Standard">
      <style:paragraph-properties style:text-autospace="none"/>
      <style:text-properties style:use-window-font-color="true" style:font-name="Lucida Console" fo:font-size="9pt" fo:font-weight="bold" fo:background-color="transparent" style:font-name-asian="Lucida Console" style:font-size-asian="9pt" style:font-weight-asian="bold" style:font-name-complex="Lucida Console" style:font-size-complex="9pt" style:font-weight-complex="bold"/>
    </style:style>
    <style:style style:name="P4" style:family="paragraph" style:parent-style-name="Standard">
      <style:paragraph-properties style:text-autospace="none"/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5" style:family="paragraph" style:parent-style-name="Standard">
      <style:paragraph-properties style:text-autospace="none"/>
      <style:text-properties fo:color="#cccccc" style:font-name="Lucida Console" fo:font-size="9pt" style:font-name-asian="Lucida Console" style:font-size-asian="9pt" style:font-name-complex="Lucida Console" style:font-size-complex="9pt"/>
    </style:style>
    <style:style style:name="P6" style:family="paragraph" style:parent-style-name="Standard">
      <style:paragraph-properties style:text-autospace="none"/>
      <style:text-properties fo:color="#cccccc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7" style:family="paragraph" style:parent-style-name="Standard">
      <style:paragraph-properties style:text-autospace="none"/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8" style:family="paragraph" style:parent-style-name="Standard">
      <style:paragraph-properties style:text-autospace="none"/>
      <style:text-properties style:use-window-font-color="true" style:font-name="Lucida Console" fo:font-size="9pt" fo:background-color="transparent" style:font-name-asian="Lucida Console" style:font-size-asian="9pt" style:font-name-complex="Lucida Console" style:font-size-complex="9pt"/>
    </style:style>
    <style:style style:name="P9" style:family="paragraph" style:parent-style-name="Standard">
      <style:paragraph-properties style:text-autospace="none"/>
      <style:text-properties style:use-window-font-color="true" style:font-name="Lucida Console" fo:font-size="9pt" fo:font-weight="bold" fo:background-color="transparent" style:font-name-asian="Lucida Console" style:font-size-asian="9pt" style:font-weight-asian="bold" style:font-name-complex="Lucida Console" style:font-size-complex="9pt" style:font-weight-complex="bold"/>
    </style:style>
    <style:style style:name="P10" style:family="paragraph" style:parent-style-name="Standard">
      <style:paragraph-properties style:text-autospace="none"/>
      <style:text-properties fo:color="#cccccc" style:font-name="Lucida Console" fo:font-size="9pt" fo:background-color="transparent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break-before="page" style:text-autospace="none"/>
      <style:text-properties fo:color="#cccccc" style:font-name="Lucida Console" fo:font-size="9pt" fo:background-color="transparent" style:font-name-asian="Lucida Console" style:font-size-asian="9pt" style:font-name-complex="Lucida Console" style:font-size-complex="9pt"/>
    </style:style>
    <style:style style:name="T1" style:family="text"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T2" style:family="text">
      <style:text-properties fo:color="#cccccc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0000" style:font-weight-asian="normal" style:font-weight-complex="normal"/>
    </style:style>
    <style:style style:name="T6" style:family="text">
      <style:text-properties fo:font-weight="normal" fo:background-color="#0000ff" style:font-weight-asian="normal" style:font-weight-complex="normal"/>
    </style:style>
    <style:style style:name="T7" style:family="text">
      <style:text-properties fo:background-color="#00cc00"/>
    </style:style>
    <style:style style:name="T8" style:family="text">
      <style:text-properties fo:background-color="#ff0000"/>
    </style:style>
    <style:style style:name="T9" style:family="text">
      <style:text-properties fo:color="#ffffff" fo:background-color="#000000"/>
    </style:style>
    <style:style style:name="T10" style:family="text">
      <style:text-properties fo:color="#ffffff" fo:font-weight="bold" fo:background-color="#000000"/>
    </style:style>
    <style:style style:name="T11" style:family="text">
      <style:text-properties fo:color="#ffffff" fo:font-weight="bold" fo:background-color="#000000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background-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rt ifelse_chain</text:p>
      <text:p text:style-name="P10">{</text:p>
      <text:p text:style-name="P1"><text:s text:c="8"/>public bit[4] control;</text:p>
      <text:p text:style-name="P1"><text:s text:c="8"/>public bit[5] in;</text:p>
      <text:p text:style-name="P1"><text:s text:c="8"/>public bit out;</text:p>
      <text:p text:style-name="P1"/>
      <text:p text:style-name="P10"><text:s text:c="8"/>/* Awful, convoluted style, but should be valid */</text:p>
      <text:p text:style-name="P1"><text:s text:c="8"/>if (control[0] == 1)</text:p>
      <text:p text:style-name="P1"><text:s text:c="16"/>out = in[0];</text:p>
      <text:p text:style-name="P1"><text:s text:c="8"/>else if (control[1] == 1)</text:p>
      <text:p text:style-name="P1"><text:s text:c="8"/>{</text:p>
      <text:p text:style-name="P1"><text:s text:c="16"/>out = in[1];</text:p>
      <text:p text:style-name="P1"><text:s text:c="8"/>}</text:p>
      <text:p text:style-name="P1"><text:s text:c="8"/>else if (control[2] == 1)</text:p>
      <text:p text:style-name="P1"><text:s text:c="16"/>if (control[3] == 1)</text:p>
      <text:p text:style-name="P1"><text:s text:c="24"/>out = in[2];</text:p>
      <text:p text:style-name="P1"><text:s text:c="16"/>else</text:p>
      <text:p text:style-name="P1"><text:s text:c="24"/>out = in[3];</text:p>
      <text:p text:style-name="P1"><text:s text:c="8"/>else</text:p>
      <text:p text:style-name="P1"><text:s text:c="16"/>out = in[4];</text:p>
      <text:p text:style-name="P10">}</text:p>
      <text:p text:style-name="P8"/>
      <text:p text:style-name="P8"/>
      <text:p text:style-name="P3">REMINDER: Let's use “jiffy” as the unit of time in which one step in the simulation occurs.</text:p>
      <text:p text:style-name="P8"/>
      <text:p text:style-name="P11">part ifelse_chain</text:p>
      <text:p text:style-name="P10">{</text:p>
      <text:p text:style-name="P1"><text:s text:c="8"/>public bit[4] control;</text:p>
      <text:p text:style-name="P1"><text:s text:c="8"/>public bit[5] in<text:span text:style-name="T4"> = b</text:span><text:span text:style-name="T6">11</text:span><text:span text:style-name="T5">0</text:span><text:span text:style-name="T6">11</text:span>;</text:p>
      <text:p text:style-name="P1"><text:s text:c="8"/>public bit out;</text:p>
      <text:p text:style-name="P1"/>
      <text:p text:style-name="P10"><text:s text:c="8"/>/* Awful, convoluted style, but should be valid */</text:p>
      <text:p text:style-name="P1"><text:s text:c="8"/>if (control[0] == 1)</text:p>
      <text:p text:style-name="P1"><text:s text:c="16"/>out = <text:span text:style-name="T10">in[0]</text:span>;</text:p>
      <text:p text:style-name="P1"><text:s text:c="8"/>else if (control[1] == 1)</text:p>
      <text:p text:style-name="P1"><text:s text:c="8"/>{</text:p>
      <text:p text:style-name="P1"><text:s text:c="16"/>out = <text:span text:style-name="T10">in[1]</text:span>;</text:p>
      <text:p text:style-name="P1"><text:s text:c="8"/>}</text:p>
      <text:p text:style-name="P1"><text:s text:c="8"/>else if (control[2] == 1)</text:p>
      <text:p text:style-name="P1"><text:s text:c="16"/>if (control[3] == 1)</text:p>
      <text:p text:style-name="P1"><text:s text:c="24"/>out = <text:span text:style-name="T10">in[2]</text:span>;</text:p>
      <text:p text:style-name="P1"><text:s text:c="16"/>else</text:p>
      <text:p text:style-name="P1"><text:s text:c="24"/>out = <text:span text:style-name="T10">in[3]</text:span>;</text:p>
      <text:p text:style-name="P1"><text:s text:c="8"/>else</text:p>
      <text:p text:style-name="P1"><text:s text:c="16"/>out = <text:span text:style-name="T10">in[4]</text:span>;</text:p>
      <text:p text:style-name="P10">}</text:p>
      <text:p text:style-name="P10"/>
      <text:p text:style-name="P11">part ifelse_chain</text:p>
      <text:p text:style-name="P10">{</text:p>
      <text:p text:style-name="P4"><text:s text:c="8"/>public bit[4] control = b<text:span text:style-name="T8">000</text:span><text:span text:style-name="T13">1</text:span>;</text:p>
      <text:p text:style-name="P4"><text:s text:c="8"/>public bit[5] in = <text:span text:style-name="T12">b</text:span><text:span text:style-name="T13">11</text:span><text:span text:style-name="T8">0</text:span><text:span text:style-name="T13">11</text:span>;</text:p>
      <text:p text:style-name="P4"><text:s text:c="8"/>public bit out;</text:p>
      <text:p text:style-name="P4"/>
      <text:p text:style-name="P6"><text:s text:c="8"/>/* Awful, convoluted style, but should be valid */</text:p>
      <text:p text:style-name="P3"><text:s text:c="8"/>if (<text:span text:style-name="T9">control[0]</text:span> == 1)</text:p>
      <text:p text:style-name="P3"><text:s text:c="16"/>out = <text:span text:style-name="T9">in[0]</text:span>;</text:p>
      <text:p text:style-name="P4"><text:s text:c="8"/><text:span text:style-name="T3">else if (</text:span><text:span text:style-name="T11">control[1]</text:span><text:span text:style-name="T3"> == 1)</text:span></text:p>
      <text:p text:style-name="P2"><text:s text:c="8"/>{</text:p>
      <text:p text:style-name="P2"><text:s text:c="16"/>out = <text:span text:style-name="T9">in[1]</text:span>;</text:p>
      <text:p text:style-name="P2"><text:s text:c="8"/><text:span text:style-name="T12">}</text:span></text:p>
      <text:p text:style-name="P3"><text:s text:c="8"/>else if (<text:span text:style-name="T9">control[2]</text:span> == 1)</text:p>
      <text:p text:style-name="P3"><text:s text:c="16"/>if (<text:span text:style-name="T9">control[3]</text:span> == 1)</text:p>
      <text:p text:style-name="P3"><text:s text:c="24"/>out = <text:span text:style-name="T9">in[2]</text:span>;</text:p>
      <text:p text:style-name="P3"><text:s text:c="16"/>else</text:p>
      <text:p text:style-name="P3"><text:s text:c="24"/>out = <text:span text:style-name="T9">in[3]</text:span>;</text:p>
      <text:p text:style-name="P3"><text:s text:c="8"/>else</text:p>
      <text:p text:style-name="P3"><text:s text:c="16"/>out = <text:span text:style-name="T9">in[4]</text:span>;</text:p>
      <text:p text:style-name="P10">}</text:p>
      <text:p text:style-name="P10"/>
      <text:p text:style-name="P11">part ifelse_chain</text:p>
      <text:p text:style-name="P10">{</text:p>
      <text:p text:style-name="P4"><text:s text:c="8"/>public bit[4] control = b<text:span text:style-name="T8">000</text:span><text:span text:style-name="T13">1</text:span>;</text:p>
      <text:p text:style-name="P4"><text:s text:c="8"/>public bit[5] in = <text:span text:style-name="T12">b</text:span><text:span text:style-name="T13">11</text:span><text:span text:style-name="T8">0</text:span><text:span text:style-name="T13">11</text:span>;</text:p>
      <text:p text:style-name="P4"><text:s text:c="8"/>public bit out;</text:p>
      <text:p text:style-name="P4"/>
      <text:p text:style-name="P6"><text:s text:c="8"/>/* Awful, convoluted style, but should be valid */</text:p>
      <text:p text:style-name="P6"><text:s text:c="8"/>if (control[0] == 1)</text:p>
      <text:p text:style-name="P6"><text:s text:c="16"/>out = in[0];</text:p>
      <text:p text:style-name="P4"><text:s text:c="8"/><text:span text:style-name="T3">else if (</text:span><text:span text:style-name="T11">control[1]</text:span><text:span text:style-name="T3"> == 1)</text:span></text:p>
      <text:p text:style-name="P2"><text:s text:c="8"/>{</text:p>
      <text:p text:style-name="P2"><text:s text:c="16"/>out = <text:span text:style-name="T9">in[1]</text:span>;</text:p>
      <text:p text:style-name="P2"><text:s text:c="8"/><text:span text:style-name="T12">}</text:span></text:p>
      <text:p text:style-name="P3"><text:s text:c="8"/>else if (<text:span text:style-name="T9">control[2]</text:span> == 1)</text:p>
      <text:p text:style-name="P3"><text:s text:c="16"/>if (<text:span text:style-name="T9">control[3]</text:span> == 1)</text:p>
      <text:p text:style-name="P3"><text:s text:c="24"/>out = <text:span text:style-name="T9">in[2]</text:span>;</text:p>
      <text:p text:style-name="P3"><text:s text:c="16"/>else</text:p>
      <text:p text:style-name="P3"><text:s text:c="24"/>out = <text:span text:style-name="T9">in[3]</text:span>;</text:p>
      <text:p text:style-name="P3"><text:s text:c="8"/>else</text:p>
      <text:p text:style-name="P3"><text:s text:c="16"/>out = <text:span text:style-name="T9">in[4]</text:span>;</text:p>
      <text:p text:style-name="P10">}</text:p>
      <text:p text:style-name="P10"/>
      <text:p text:style-name="P11">part ifelse_chain</text:p>
      <text:p text:style-name="P10">{</text:p>
      <text:p text:style-name="P4"><text:s text:c="8"/>public bit[4] control = b<text:span text:style-name="T8">000</text:span><text:span text:style-name="T13">1</text:span>;</text:p>
      <text:p text:style-name="P4"><text:s text:c="8"/>public bit[5] in = <text:span text:style-name="T12">b</text:span><text:span text:style-name="T13">11</text:span><text:span text:style-name="T8">0</text:span><text:span text:style-name="T13">11</text:span>;</text:p>
      <text:p text:style-name="P4"><text:s text:c="8"/>public bit out;</text:p>
      <text:p text:style-name="P4"/>
      <text:p text:style-name="P6"><text:s text:c="8"/>/* Awful, convoluted style, but should be valid */</text:p>
      <text:p text:style-name="P6"><text:s text:c="8"/>if (control[0] == 1)</text:p>
      <text:p text:style-name="P6"><text:s text:c="16"/>out = in[0];</text:p>
      <text:p text:style-name="P4"><text:s text:c="8"/>else if (control[1] == 1)</text:p>
      <text:p text:style-name="P4"><text:s text:c="8"/>{</text:p>
      <text:p text:style-name="P4"><text:s text:c="16"/><text:span text:style-name="T3">out = </text:span><text:span text:style-name="T11">in[1]</text:span>;</text:p>
      <text:p text:style-name="P4"><text:s text:c="8"/>}</text:p>
      <text:p text:style-name="P5"><text:s text:c="8"/>else if (control[2] == 1)</text:p>
      <text:p text:style-name="P5"><text:s text:c="16"/>if (control[3] == 1)</text:p>
      <text:p text:style-name="P5"><text:s text:c="24"/>out = in[2];</text:p>
      <text:p text:style-name="P5"><text:s text:c="16"/>else</text:p>
      <text:p text:style-name="P5"><text:s text:c="24"/>out = in[3];</text:p>
      <text:p text:style-name="P5"><text:s text:c="8"/>else</text:p>
      <text:p text:style-name="P5"><text:s text:c="16"/>out = in[4];</text:p>
      <text:p text:style-name="P10">}</text:p>
      <text:p text:style-name="P10"/>
      <text:p text:style-name="P11">part ifelse_chain</text:p>
      <text:p text:style-name="P10">{</text:p>
      <text:p text:style-name="P4"><text:s text:c="8"/>public bit[4] control = b<text:span text:style-name="T8">000</text:span><text:span text:style-name="T13">1</text:span>;</text:p>
      <text:p text:style-name="P4"><text:s text:c="8"/>public bit[5] in = <text:span text:style-name="T12">b</text:span><text:span text:style-name="T13">11</text:span><text:span text:style-name="T8">0</text:span><text:span text:style-name="T13">11</text:span>;</text:p>
      <text:p text:style-name="P4"><text:s text:c="8"/>public bit out = b<text:span text:style-name="T13">1</text:span>;</text:p>
      <text:p text:style-name="P4"/>
      <text:p text:style-name="P6"><text:s text:c="8"/>/* Awful, convoluted style, but should be valid */</text:p>
      <text:p text:style-name="P6"><text:s text:c="8"/>if (control[0] == 1)</text:p>
      <text:p text:style-name="P6"><text:s text:c="16"/>out = in[0];</text:p>
      <text:p text:style-name="P4"><text:s text:c="8"/>else if (control[1] == 1)</text:p>
      <text:p text:style-name="P4"><text:s text:c="8"/>{</text:p>
      <text:p text:style-name="P4"><text:s text:c="16"/>out = in[1];</text:p>
      <text:p text:style-name="P4"><text:s text:c="8"/>}</text:p>
      <text:p text:style-name="P10"><text:s text:c="8"/>else if (control[2] == 1)</text:p>
      <text:p text:style-name="P10"><text:s text:c="16"/>if (control[3] == 1)</text:p>
      <text:p text:style-name="P10"><text:s text:c="24"/>out = in[2];</text:p>
      <text:p text:style-name="P10"><text:s text:c="16"/>else</text:p>
      <text:p text:style-name="P10"><text:s text:c="24"/>out = in[3];</text:p>
      <text:p text:style-name="P10"><text:s text:c="8"/>else</text:p>
      <text:p text:style-name="P10"><text:s text:c="16"/>out = in[4];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ssell Lewis</meta:initial-creator>
    <meta:creation-date>2018-10-15T11:01:57.43</meta:creation-date>
    <dc:date>2018-10-15T11:44:37.05</dc:date>
    <dc:creator>Russell Lewis</dc:creator>
    <meta:editing-duration>PT41M36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6" meta:paragraph-count="121" meta:word-count="391" meta:character-count="3119"/>
  </office:meta>
</office:document-meta>
</file>